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1_08-39-28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27 E-139-34-49.71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1_09-58-0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27 E-139-34-49.76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1_10-42-21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33 E-139-34-49.71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1_14-21-39_000.jpg</text:p>
          </table:table-cell>
          <table:table-cell table:style-name="ce22" office:value-type="string">
            <text:p>:m 1-3*4 RES / 245 / 『人工光合成と有機系太陽電池』　日本化学会、編 / p.83</text:p>
          </table:table-cell>
          <table:table-cell table:style-name="ce23"/>
          <table:table-cell table:style-name="ce3"/>
          <table:table-cell table:style-name="ce3" office:value-type="string">
            <text:p>N-35-35-28.31 E-139-34-49.93</text:p>
          </table:table-cell>
          <table:table-cell table:style-name="ce32" table:formula="of:=IF([.E5]=&quot;&quot;;[.C5];CONCATENATE([.C5];&quot; / &quot;;[.E5]))" office:value-type="string" office:string-value=":m 1-3*4 RES / 245 / 『人工光合成と有機系太陽電池』　日本化学会、編 / p.83">
            <text:p>:m 1-3*4 RES / 245 / 『人工光合成と有機系太陽電池』　日本化学会、編 / p.8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1_14-22-06_000.jpg</text:p>
          </table:table-cell>
          <table:table-cell table:style-name="ce22" office:value-type="string">
            <text:p>:m 4*4 RES / 245 / 『人工光合成と有機系太陽電池』　日本化学会、編 / p.83</text:p>
          </table:table-cell>
          <table:table-cell table:style-name="ce23"/>
          <table:table-cell table:style-name="ce3"/>
          <table:table-cell table:style-name="ce3" office:value-type="string">
            <text:p>N-35-35-28.66 E-139-34-49.65</text:p>
          </table:table-cell>
          <table:table-cell table:style-name="ce32" table:formula="of:=IF([.E6]=&quot;&quot;;[.C6];CONCATENATE([.C6];&quot; / &quot;;[.E6]))" office:value-type="string" office:string-value=":m 4*4 RES / 245 / 『人工光合成と有機系太陽電池』　日本化学会、編 / p.83">
            <text:p>:m 4*4 RES / 245 / 『人工光合成と有機系太陽電池』　日本化学会、編 / p.8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1_14-54-50_000.jpg</text:p>
          </table:table-cell>
          <table:table-cell table:style-name="ce22" office:value-type="string">
            <text:p>:bookmemo / 読んだ本 / 『日本人的発想と政治文化』 / 著者=山本七平</text:p>
          </table:table-cell>
          <table:table-cell table:style-name="ce14"/>
          <table:table-cell table:style-name="ce3"/>
          <table:table-cell table:style-name="ce3" office:value-type="string">
            <text:p>N-35-35-28.29 E-139-34-49.93</text:p>
          </table:table-cell>
          <table:table-cell table:style-name="ce32" table:formula="of:=IF([.E7]=&quot;&quot;;[.C7];CONCATENATE([.C7];&quot; / &quot;;[.E7]))" office:value-type="string" office:string-value=":bookmemo / 読んだ本 / 『日本人的発想と政治文化』 / 著者=山本七平">
            <text:p>:bookmemo / 読んだ本 / 『日本人的発想と政治文化』 / 著者=山本七平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1_16-40-13_000.jpg</text:p>
          </table:table-cell>
          <table:table-cell table:style-name="ce22" office:value-type="string">
            <text:p>:m 1-4*4 RES / 245 / 『習近平と中国の終焉』　富坂總 / p.32</text:p>
          </table:table-cell>
          <table:table-cell table:style-name="ce15"/>
          <table:table-cell table:style-name="ce3"/>
          <table:table-cell table:style-name="ce3" office:value-type="string">
            <text:p>N-35-35-28.33 E-139-34-49.65</text:p>
          </table:table-cell>
          <table:table-cell table:style-name="ce32" table:formula="of:=IF([.E8]=&quot;&quot;;[.C8];CONCATENATE([.C8];&quot; / &quot;;[.E8]))" office:value-type="string" office:string-value=":m 1-4*4 RES / 245 / 『習近平と中国の終焉』　富坂總 / p.32">
            <text:p>:m 1-4*4 RES / 245 / 『習近平と中国の終焉』　富坂總 / p.3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1_19-10-55_000.jpg</text:p>
          </table:table-cell>
          <table:table-cell table:style-name="ce22" office:value-type="string">
            <text:p>:m music / log / gt / memos-eigen / et-5 / p.3 || s.1:other,harmonics-points,t.65 || s.2:all-harmo-points,t.65,score+ || s.3:et-1,t.75,score+</text:p>
          </table:table-cell>
          <table:table-cell table:style-name="ce15"/>
          <table:table-cell table:style-name="ce3"/>
          <table:table-cell table:style-name="ce3" office:value-type="string">
            <text:p>N-35-35-28.57 E-139-34-49.43</text:p>
          </table:table-cell>
          <table:table-cell table:style-name="ce32" table:formula="of:=IF([.E9]=&quot;&quot;;[.C9];CONCATENATE([.C9];&quot; / &quot;;[.E9]))" office:value-type="string" office:string-value=":m music / log / gt / memos-eigen / et-5 / p.3 || s.1:other,harmonics-points,t.65 || s.2:all-harmo-points,t.65,score+ || s.3:et-1,t.75,score+">
            <text:p>:m music / log / gt / memos-eigen / et-5 / p.3 || s.1:other,harmonics-points,t.65 || s.2:all-harmo-points,t.65,score+ || s.3:et-1,t.75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1_19-11-28_000.jpg</text:p>
          </table:table-cell>
          <table:table-cell table:style-name="ce22" office:value-type="string">
            <text:p>:m music / log / gt / memos-eigen / et-5 / p.4 || s.1:pattern-6,score+</text:p>
          </table:table-cell>
          <table:table-cell table:style-name="ce15"/>
          <table:table-cell table:style-name="ce3"/>
          <table:table-cell table:style-name="ce3" office:value-type="string">
            <text:p>N-35-35-28.57 E-139-34-49.43</text:p>
          </table:table-cell>
          <table:table-cell table:style-name="ce32" table:formula="of:=IF([.E10]=&quot;&quot;;[.C10];CONCATENATE([.C10];&quot; / &quot;;[.E10]))" office:value-type="string" office:string-value=":m music / log / gt / memos-eigen / et-5 / p.4 || s.1:pattern-6,score+">
            <text:p>:m music / log / gt / memos-eigen / et-5 / p.4 || s.1:pattern-6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1_19-12-04_000.jpg</text:p>
          </table:table-cell>
          <table:table-cell table:style-name="ce22" office:value-type="string">
            <text:p>:m music / log / gt / || s.1:f-88,rev,-,-,-,-,-,R=1 || s.2:f-106,rev,memo+,seq=1,ref=cake-id=39594,score+,-,-,-,R=2</text:p>
          </table:table-cell>
          <table:table-cell table:style-name="ce16"/>
          <table:table-cell table:style-name="ce3"/>
          <table:table-cell table:style-name="ce3" office:value-type="string">
            <text:p>N-35-35-28.64 E-139-34-49.32</text:p>
          </table:table-cell>
          <table:table-cell table:style-name="ce32" table:formula="of:=IF([.E11]=&quot;&quot;;[.C11];CONCATENATE([.C11];&quot; / &quot;;[.E11]))" office:value-type="string" office:string-value=":m music / log / gt / || s.1:f-88,rev,-,-,-,-,-,R=1 || s.2:f-106,rev,memo+,seq=1,ref=cake-id=39594,score+,-,-,-,R=2">
            <text:p>:m music / log / gt / || s.1:f-88,rev,-,-,-,-,-,R=1 || s.2:f-106,rev,memo+,seq=1,ref=cake-id=39594,score+,-,-,-,R=2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1_20-48-49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29 E-139-34-49.93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2_06-26-2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3 E-139-34-50.09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2_06-46-38_000.jpg</text:p>
          </table:table-cell>
          <table:table-cell table:style-name="ce17" office:value-type="string">
            <text:p>:m / daylog メモ / 2020-0302 / TEMPLATE</text:p>
          </table:table-cell>
          <table:table-cell table:style-name="ce23"/>
          <table:table-cell table:style-name="ce3"/>
          <table:table-cell table:style-name="ce3" office:value-type="string">
            <text:p>N-35-35-28.75 E-139-34-49.38</text:p>
          </table:table-cell>
          <table:table-cell table:style-name="ce32" table:formula="of:=IF([.E14]=&quot;&quot;;[.C14];CONCATENATE([.C14];&quot; / &quot;;[.E14]))" office:value-type="string" office:string-value=":m / daylog メモ / 2020-0302 / TEMPLATE">
            <text:p>:m / daylog メモ / 2020-0302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2_07-45-27_000.png</text:p>
          </table:table-cell>
          <table:table-cell table:style-name="ce22" office:value-type="string">
            <text:p>:m music / gt / score-compi / f-88 / p.1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m music / gt / score-compi / f-88 / p.1">
            <text:p>:m music / gt / score-compi / f-88 / p.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2_06-25-14_000.m4a</text:p>
          </table:table-cell>
          <table:table-cell table:style-name="ce6" office:value-type="string">
            <text:p>:VOICE-MEMO / @自宅 / 思ったこと / 「何かを、やりたくて、やる」、中学校に入って以来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宅 / 思ったこと / 「何かを、やりたくて、やる」、中学校に入って以来">
            <text:p>:VOICE-MEMO / @自宅 / 思ったこと / 「何かを、やりたくて、やる」、中学校に入って以来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12_06-38-07_000.m4a</text:p>
          </table:table-cell>
          <table:table-cell table:style-name="ce6" office:value-type="string">
            <text:p>:VOICE-MEMO / @自室 / 知りたい / 飲み物を手鍋で温める、白い泡が出てくる、真ん中に集まる、なぜか？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知りたい / 飲み物を手鍋で温める、白い泡が出てくる、真ん中に集まる、なぜか？">
            <text:p>:VOICE-MEMO / @自室 / 知りたい / 飲み物を手鍋で温める、白い泡が出てくる、真ん中に集まる、なぜか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3_09-27-42_000.m4a</text:p>
          </table:table-cell>
          <table:table-cell table:style-name="ce6" office:value-type="string">
            <text:p>:VOICE-MEMO / @自室 / lets / clarinet / 演奏、play / スタッカートの出し方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lets / clarinet / 演奏、play / スタッカートの出し方">
            <text:p>:VOICE-MEMO / @自室 / lets / clarinet / 演奏、play / スタッカートの出し方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5_04-14-03_000.m4a</text:p>
          </table:table-cell>
          <table:table-cell table:style-name="ce6" office:value-type="string">
            <text:p>:VOICE-MEMO / @自室 / 知りたい / <text:s/>顔の皮脂、融点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知りたい /  顔の皮脂、融点">
            <text:p>:VOICE-MEMO / @自室 / 知りたい / <text:s/>顔の皮脂、融点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5_05-40-02_000.m4a</text:p>
          </table:table-cell>
          <table:table-cell table:style-name="ce6" office:value-type="string">
            <text:p>:i FX / prog / php / detect-pattern、条件を重ねていく、それによって、パターンを見つける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i FX / prog / php / detect-pattern、条件を重ねていく、それによって、パターンを見つける">
            <text:p>:i FX / prog / php / detect-pattern、条件を重ねていく、それによって、パターンを見つけ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7_07-54-01_000.m4a</text:p>
          </table:table-cell>
          <table:table-cell table:style-name="ce6" office:value-type="string">
            <text:p>:VOICE-MEMO / @自宅 / diary / 記録 / 寝るとき、布団に入ってから、息苦しくなる；自分に語りかける、「大丈夫だよ」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OICE-MEMO / @自宅 / diary / 記録 / 寝るとき、布団に入ってから、息苦しくなる；自分に語りかける、「大丈夫だよ」">
            <text:p>:VOICE-MEMO / @自宅 / diary / 記録 / 寝るとき、布団に入ってから、息苦しくなる；自分に語りかける、「大丈夫だよ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3_10-48-43_000.m4a</text:p>
          </table:table-cell>
          <table:table-cell table:style-name="ce6" office:value-type="string">
            <text:p>:VOICE-MEMO / @自宅 / メモ / beatbox / 演奏、play / b-2020-0223-1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OICE-MEMO / @自宅 / メモ / beatbox / 演奏、play / b-2020-0223-1 / ??">
            <text:p>:VOICE-MEMO / @自宅 / メモ / beatbox / 演奏、play / b-2020-0223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1_06-40-45_000.m4a</text:p>
          </table:table-cell>
          <table:table-cell table:style-name="ce6" office:value-type="string">
            <text:p>:VOICE-MEMO / @自室 / 知りたい / <text:s/>イエス・キリスト、本当にキリストなのか？神の子なのか、どうやって分かるのか？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OICE-MEMO / @自室 / 知りたい /  イエス・キリスト、本当にキリストなのか？神の子なのか、どうやって分かるのか？">
            <text:p>:VOICE-MEMO / @自室 / 知りたい / <text:s/>イエス・キリスト、本当にキリストなのか？神の子なのか、どうやって分かるのか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1_10-23-34_000.m4a</text:p>
          </table:table-cell>
          <table:table-cell table:style-name="ce6" office:value-type="string">
            <text:p>:VOICE-MEMO / @自宅 / 思ったこと / 孔子にとっての「自然（じねん）」；３千年前のヘブライの人たちにとっての「自然」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OICE-MEMO / @自宅 / 思ったこと / 孔子にとっての「自然（じねん）」；３千年前のヘブライの人たちにとっての「自然」">
            <text:p>:VOICE-MEMO / @自宅 / 思ったこと / 孔子にとっての「自然（じねん）」；３千年前のヘブライの人たちにとっての「自然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1_18-35-06_000.mov</text:p>
          </table:table-cell>
          <table:table-cell table:style-name="ce6" office:value-type="string">
            <text:p>:VIDEO / @自宅 / メモ / guitar,gt / 演奏、play / g-2020-0301-1 / f-88,rev,-,-,-,-,-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IDEO / @自宅 / メモ / guitar,gt / 演奏、play / g-2020-0301-1 / f-88,rev,-,-,-,-,-,R=1">
            <text:p>:VIDEO / @自宅 / メモ / guitar,gt / 演奏、play / g-2020-0301-1 / f-88,rev,-,-,-,-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1_19-02-46_000.mov</text:p>
          </table:table-cell>
          <table:table-cell table:style-name="ce6" office:value-type="string">
            <text:p>:VIDEO / @自宅 / メモ / guitar,gt / 演奏、play / g-2020-0301-2 / f-106,rev,memo+,seq=1,ref=cake-id=39594,score+,-,-,-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IDEO / @自宅 / メモ / guitar,gt / 演奏、play / g-2020-0301-2 / f-106,rev,memo+,seq=1,ref=cake-id=39594,score+,-,-,-,R=2">
            <text:p>:VIDEO / @自宅 / メモ / guitar,gt / 演奏、play / g-2020-0301-2 / f-106,rev,memo+,seq=1,ref=cake-id=39594,score+,-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2020/03/02</text:date>, <text:time>08:4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2T08:49:44.80</dc:date>
    <dc:creator>iwabuchi ken</dc:creator>
    <meta:editing-duration>P18DT35M12S</meta:editing-duration>
    <meta:editing-cycles>7184</meta:editing-cycles>
    <meta:document-statistic meta:table-count="1" meta:cell-count="778" meta:object-count="0"/>
  </office:meta>
</office:document-meta>
</file>